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Kdtree: Design and Implementation</text:p>
            <text:p/>
            <text:p>Russ Hamilton</text:p>
            <text:p>May 26, 2016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rovides classes and functions for</text:p>
                <text:list>
                  <text:list-item>
                    <text:p>Reading k-dimensional points from a CSV from a stream</text:p>
                  </text:list-item>
                  <text:list-item>
                    <text:p>Generating a kd-tree from the set of points </text:p>
                    <text:list>
                      <text:list-item>
                        <text:p>kd-tree is optimized for nearest neighbor search</text:p>
                      </text:list-item>
                    </text:list>
                  </text:list-item>
                  <text:list-item>
                    <text:p>Serializing the kd-tree to a stream</text:p>
                  </text:list-item>
                  <text:list-item>
                    <text:p>Deserializing the kd-tree from a stream</text:p>
                  </text:list-item>
                  <text:list-item>
                    <text:p>Efficiently find the nearest neighbor in the tree to an arbitrary 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ree Represent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oint coordinates</text:p>
                <text:list>
                  <text:list-item>
                    <text:p>Kept in flat array</text:p>
                  </text:list-item>
                  <text:list-item>
                    <text:p>Calculations refer to points indirectly by using their index in the array</text:p>
                  </text:list-item>
                  <text:list-item>
                    <text:p>Reduces the memory footprint and amount of copying required to build the tree</text:p>
                  </text:list-item>
                </text:list>
              </text:list-item>
              <text:list-item>
                <text:p>Tree structure </text:p>
                <text:list>
                  <text:list-item>
                    <text:p>Array of nodes (with the same length as the array of points)</text:p>
                  </text:list-item>
                  <text:list-item>
                    <text:p>Each node keeps track of</text:p>
                    <text:list>
                      <text:list-item>
                        <text:p>The axis to split over</text:p>
                      </text:list-item>
                      <text:list-item>
                        <text:p>The index of this node</text:p>
                      </text:list-item>
                      <text:list-item>
                        <text:p>The index of its left and right children</text:p>
                      </text:list-item>
                    </text:list>
                  </text:list-item>
                  <text:list-item>
                    <text:p>Keeping indices instead of references make serialization eas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ing the Tre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Recursive algorithm</text:p>
                <text:list>
                  <text:list-item>
                    <text:p>Takes the list of points</text:p>
                  </text:list-item>
                  <text:list-item>
                    <text:p>Finds the axis with largest difference</text:p>
                  </text:list-item>
                  <text:list-item>
                    <text:p>Sorts points (indirectly) along this axis</text:p>
                  </text:list-item>
                  <text:list-item>
                    <text:p>Splits the list at the median point</text:p>
                  </text:list-item>
                  <text:list-item>
                    <text:p>Creates a node</text:p>
                    <text:list>
                      <text:list-item>
                        <text:p>Left child is the subtree generated by the list of points before the median</text:p>
                      </text:list-item>
                      <text:list-item>
                        <text:p>Right child is the subtree generated by the list of points after the medi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ing the Tre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omplexity - O(kn log n + n log<text:span text:style-name="T1">2</text:span> n)</text:p>
                <text:list>
                  <text:list-item>
                    <text:p>Finding the axis with the largest difference O(kn)</text:p>
                    <text:list>
                      <text:list-item>
                        <text:p>Assume std::minmax_element is O(n)</text:p>
                      </text:list-item>
                    </text:list>
                  </text:list-item>
                  <text:list-item>
                    <text:p>Sort points along a single axis O(n log n)</text:p>
                  </text:list-item>
                  <text:list-item>
                    <text:p>Recursive algorithm runs O(log n) times</text:p>
                  </text:list-item>
                </text:list>
              </text:list-item>
              <text:list-item>
                <text:p>Potential optimization (not implemented)</text:p>
                <text:list>
                  <text:list-item>
                    <text:p>Pre-sort the list of points across all dimensions</text:p>
                    <text:list>
                      <text:list-item>
                        <text:p>Makes finding axis with largest difference O(k)</text:p>
                      </text:list-item>
                      <text:list-item>
                        <text:p>No sort required</text:p>
                      </text:list-item>
                      <text:list-item>
                        <text:p>Overall complexity O(kn log 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ding the Nearest Neighb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Recursive algorithm to find nearest neighbor within bound</text:p>
                <text:list>
                  <text:list-item>
                    <text:p>If current node is closest so far, update the closest</text:p>
                  </text:list-item>
                  <text:list-item>
                    <text:p>Recurse with subtree that would contain the target (if any), update the closest</text:p>
                  </text:list-item>
                  <text:list-item>
                    <text:p>Recurse with other subtrees if the region could contain a point closer than the current closest, update the clos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ding the Nearest Neighbo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mplexity – O(k<text:span text:style-name="T1">2</text:span> log n)</text:p>
                <text:list>
                  <text:list-item>
                    <text:p>Point distance and region calculations – O(k)</text:p>
                  </text:list-item>
                  <text:list-item>
                    <text:p>Number of subtrees containing the target – O(log n)</text:p>
                  </text:list-item>
                  <text:list-item>
                    <text:p>Number of subtrees not containing the target that contain points closer to the target than the subtree containing the target</text:p>
                    <text:list>
                      <text:list-item>
                        <text:p>Worst case O(n)</text:p>
                      </text:list-item>
                      <text:list-item>
                        <text:p>Typical case O(k log 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rovides moderately efficient tree generation</text:p>
              </text:list-item>
              <text:list-item>
                <text:p>Provides efficient exact nearest neighbor sear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uss Hamilton</meta:initial-creator>
    <meta:creation-date>2016-05-26T19:32:06.754087839</meta:creation-date>
    <dc:date>2016-05-26T21:07:40.500553245</dc:date>
    <dc:creator>Russ Hamilton</dc:creator>
    <meta:editing-duration>PT49M57S</meta:editing-duration>
    <meta:editing-cycles>3</meta:editing-cycles>
    <meta:generator>LibreOffice/4.2.8.2$Linux_X86_64 LibreOffice_project/420m0$Build-2</meta:generator>
    <meta:document-statistic meta:object-count="53"/>
  </office:meta>
</office:document-meta>
</file>